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98637" officeooo:paragraph-rsid="001b0232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1b0232" style:font-size-asian="12pt" style:font-size-complex="12pt"/>
    </style:style>
    <style:style style:name="P3" style:family="paragraph" style:parent-style-name="Standard">
      <style:text-properties fo:font-size="12pt" fo:font-weight="bold" officeooo:rsid="00198637" officeooo:paragraph-rsid="001b0232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paragraph-rsid="001b0232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46b18" officeooo:paragraph-rsid="00246b18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5a781" officeooo:paragraph-rsid="0026570e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3f708" officeooo:paragraph-rsid="0033f70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2a1502" officeooo:paragraph-rsid="002a15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76eda" officeooo:paragraph-rsid="00376eda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erif" fo:font-size="12pt" fo:font-weight="bold" officeooo:paragraph-rsid="001b0232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paragraph-rsid="001b0232" style:font-size-asian="12pt" style:font-style-asian="normal" style:font-weight-asian="normal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46b18" officeooo:paragraph-rsid="00246b18" style:font-size-asian="12pt" style:font-style-asian="normal" style:font-weight-asian="normal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5a781" officeooo:paragraph-rsid="0025a781" style:font-size-asian="12pt" style:font-style-asian="normal" style:font-weight-asian="normal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5a781" officeooo:paragraph-rsid="0026570e" style:font-size-asian="12pt" style:font-style-asian="normal" style:font-weight-asian="normal" style:font-size-complex="12pt" style:font-weight-complex="bold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6570e" officeooo:paragraph-rsid="0026570e" style:font-size-asian="12pt" style:font-style-asian="normal" style:font-weight-asian="normal" style:font-size-complex="12pt" style:font-weight-complex="bold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8223e" officeooo:paragraph-rsid="0028223e" style:font-size-asian="12pt" style:font-style-asian="normal" style:font-weight-asian="normal" style:font-size-complex="12pt" style:font-weight-complex="bold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a1502" officeooo:paragraph-rsid="002a1502" style:font-size-asian="12pt" style:font-style-asian="normal" style:font-weight-asian="normal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3f708" officeooo:paragraph-rsid="0033f708" style:font-size-asian="12pt" style:font-style-asian="normal" style:font-weight-asian="normal" style:font-size-complex="12pt" style:font-weight-complex="bold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a1502" officeooo:paragraph-rsid="002a1502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90f5d" officeooo:paragraph-rsid="00390f5d" style:font-size-asian="12pt" style:font-style-asian="normal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92021" officeooo:paragraph-rsid="00292021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3057d3" officeooo:paragraph-rsid="003057d3" style:font-size-asian="12pt" style:font-style-asian="normal" style:font-weight-asian="bold" style:font-size-complex="12pt" style:font-weight-complex="bold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" fo:font-size="12pt" fo:font-style="normal" fo:font-weight="bold" officeooo:rsid="00376eda" officeooo:paragraph-rsid="00376eda" style:font-size-asian="12pt" style:font-style-asian="normal" style:font-weight-asian="bold" style:font-size-complex="12pt" style:font-weight-complex="bold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76eda" officeooo:paragraph-rsid="00376eda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88f18" officeooo:paragraph-rsid="00388f18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88f18" officeooo:paragraph-rsid="00388f18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88f18" officeooo:paragraph-rsid="00388f18" style:font-size-asian="12pt" style:font-weight-asian="bold" style:font-size-complex="12pt" style:font-weight-complex="bold"/>
    </style:style>
    <style:style style:name="T1" style:family="text">
      <style:text-properties officeooo:rsid="00198637"/>
    </style:style>
    <style:style style:name="T2" style:family="text">
      <style:text-properties officeooo:rsid="001b0232"/>
    </style:style>
    <style:style style:name="T3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0033b3" loext:opacity="100%" style:font-name="JetBrains Mono" fo:font-style="normal" fo:font-weight="normal" officeooo:rsid="00198637" style:font-style-asian="normal" style:font-weight-asian="normal"/>
    </style:style>
    <style:style style:name="T5" style:family="text">
      <style:text-properties fo:color="#0033b3" loext:opacity="100%" style:font-name="JetBrains Mono" fo:font-style="normal" fo:font-weight="normal" officeooo:rsid="001c28fe" style:font-style-asian="normal" style:font-weight-asian="normal"/>
    </style:style>
    <style:style style:name="T6" style:family="text">
      <style:text-properties fo:color="#0033b3" loext:opacity="100%" style:font-name="JetBrains Mono" fo:font-style="normal" fo:font-weight="normal" officeooo:rsid="00207bf9" style:font-style-asian="normal" style:font-weight-asian="normal"/>
    </style:style>
    <style:style style:name="T7" style:family="text">
      <style:text-properties fo:color="#0033b3" loext:opacity="100%" style:font-name="JetBrains Mono" fo:font-style="normal" style:font-style-asian="normal"/>
    </style:style>
    <style:style style:name="T8" style:family="text">
      <style:text-properties fo:color="#0033b3" loext:opacity="100%" style:font-name="JetBrains Mono" fo:font-style="normal" style:font-style-asian="normal"/>
    </style:style>
    <style:style style:name="T9" style:family="text">
      <style:text-properties fo:color="#0033b3" loext:opacity="100%" style:font-name="JetBrains Mono" fo:font-size="22.5pt" fo:font-style="normal" style:font-size-asian="22.5pt" style:font-style-asian="normal"/>
    </style:style>
    <style:style style:name="T10" style:family="text">
      <style:text-properties fo:color="#286d73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286d73" loext:opacity="100%" style:font-name="JetBrains Mono" fo:font-style="normal" fo:font-weight="normal" officeooo:rsid="00198637" style:font-style-asian="normal" style:font-weight-asian="normal"/>
    </style:style>
    <style:style style:name="T12" style:family="text">
      <style:text-properties fo:color="#286d73" loext:opacity="100%" style:font-name="JetBrains Mono" fo:font-style="normal" style:font-style-asian="normal"/>
    </style:style>
    <style:style style:name="T13" style:family="text">
      <style:text-properties fo:color="#286d73" loext:opacity="100%" style:font-name="JetBrains Mono" fo:font-style="normal" style:font-style-asian="normal"/>
    </style:style>
    <style:style style:name="T14" style:family="text">
      <style:text-properties fo:color="#286d73" loext:opacity="100%" style:font-name="JetBrains Mono" fo:font-size="22.5pt" fo:font-style="normal" style:font-size-asian="22.5pt" style:font-style-asian="normal"/>
    </style:style>
    <style:style style:name="T15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080808" loext:opacity="100%" style:font-name="JetBrains Mono" fo:font-style="normal" fo:font-weight="normal" officeooo:rsid="00198637" style:font-style-asian="normal" style:font-weight-asian="normal"/>
    </style:style>
    <style:style style:name="T17" style:family="text">
      <style:text-properties fo:color="#080808" loext:opacity="100%" style:font-name="JetBrains Mono" fo:font-style="normal" fo:font-weight="normal" officeooo:rsid="00207bf9" style:font-style-asian="normal" style:font-weight-asian="normal"/>
    </style:style>
    <style:style style:name="T18" style:family="text">
      <style:text-properties fo:color="#080808" loext:opacity="100%" style:font-name="JetBrains Mono" fo:font-style="normal" fo:font-weight="normal" officeooo:rsid="0026570e" style:font-style-asian="normal" style:font-weight-asian="normal"/>
    </style:style>
    <style:style style:name="T19" style:family="text">
      <style:text-properties fo:color="#080808" loext:opacity="100%" style:font-name="JetBrains Mono" fo:font-style="normal" fo:font-weight="normal" officeooo:rsid="0026f79c" style:font-style-asian="normal" style:font-weight-asian="normal"/>
    </style:style>
    <style:style style:name="T20" style:family="text">
      <style:text-properties fo:color="#080808" loext:opacity="100%" style:font-name="JetBrains Mono" fo:font-style="normal" style:font-style-asian="normal"/>
    </style:style>
    <style:style style:name="T21" style:family="text">
      <style:text-properties fo:color="#080808" loext:opacity="100%" style:font-name="JetBrains Mono" fo:font-style="normal" officeooo:rsid="002c0bd9" style:font-style-asian="normal"/>
    </style:style>
    <style:style style:name="T22" style:family="text">
      <style:text-properties fo:color="#080808" loext:opacity="100%" style:font-name="JetBrains Mono" fo:font-style="normal" officeooo:rsid="002ecc15" style:font-style-asian="normal"/>
    </style:style>
    <style:style style:name="T23" style:family="text">
      <style:text-properties fo:color="#080808" loext:opacity="100%" style:font-name="JetBrains Mono" fo:font-style="normal" style:font-style-asian="normal"/>
    </style:style>
    <style:style style:name="T24" style:family="text">
      <style:text-properties fo:color="#080808" loext:opacity="100%" style:font-name="JetBrains Mono" fo:font-size="22.5pt" fo:font-style="normal" style:font-size-asian="22.5pt" style:font-style-asian="normal"/>
    </style:style>
    <style:style style:name="T25" style:family="text">
      <style:text-properties fo:color="#080808" loext:opacity="100%" fo:font-style="normal" officeooo:rsid="00198637" style:font-style-asian="normal"/>
    </style:style>
    <style:style style:name="T26" style:family="text">
      <style:text-properties fo:color="#080808" loext:opacity="100%" fo:font-style="normal" officeooo:rsid="001c28fe" style:font-style-asian="normal"/>
    </style:style>
    <style:style style:name="T27" style:family="text">
      <style:text-properties fo:color="#080808" loext:opacity="100%" fo:font-style="normal" officeooo:rsid="001db1d7" style:font-style-asian="normal"/>
    </style:style>
    <style:style style:name="T28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000000" loext:opacity="100%" style:font-name="JetBrains Mono" fo:font-style="normal" fo:font-weight="normal" officeooo:rsid="00198637" style:font-style-asian="normal" style:font-weight-asian="normal"/>
    </style:style>
    <style:style style:name="T30" style:family="text">
      <style:text-properties fo:color="#000000" loext:opacity="100%" style:font-name="JetBrains Mono" fo:font-style="normal" fo:font-weight="normal" officeooo:rsid="001c28fe" style:font-style-asian="normal" style:font-weight-asian="normal"/>
    </style:style>
    <style:style style:name="T31" style:family="text">
      <style:text-properties fo:color="#000000" loext:opacity="100%" style:font-name="JetBrains Mono" fo:font-style="normal" fo:font-weight="normal" officeooo:rsid="0026570e" style:font-style-asian="normal" style:font-weight-asian="normal"/>
    </style:style>
    <style:style style:name="T32" style:family="text">
      <style:text-properties fo:color="#000000" loext:opacity="100%" style:font-name="JetBrains Mono" fo:font-style="normal" style:font-style-asian="normal"/>
    </style:style>
    <style:style style:name="T33" style:family="text">
      <style:text-properties fo:color="#000000" loext:opacity="100%" style:font-name="JetBrains Mono" fo:font-style="normal" style:font-style-asian="normal"/>
    </style:style>
    <style:style style:name="T34" style:family="text">
      <style:text-properties fo:color="#000000" loext:opacity="100%" style:font-name="JetBrains Mono" fo:font-size="22.5pt" fo:font-style="normal" style:font-size-asian="22.5pt" style:font-style-asian="normal"/>
    </style:style>
    <style:style style:name="T35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805900" loext:opacity="100%" style:font-name="JetBrains Mono" fo:font-style="normal" fo:font-weight="normal" officeooo:rsid="00198637" style:font-style-asian="normal" style:font-weight-asian="normal"/>
    </style:style>
    <style:style style:name="T37" style:family="text">
      <style:text-properties fo:color="#805900" loext:opacity="100%" style:font-name="JetBrains Mono" fo:font-style="normal" style:font-style-asian="normal"/>
    </style:style>
    <style:style style:name="T38" style:family="text">
      <style:text-properties fo:color="#805900" loext:opacity="100%" style:font-name="JetBrains Mono" fo:font-style="normal" style:font-style-asian="normal"/>
    </style:style>
    <style:style style:name="T39" style:family="text">
      <style:text-properties fo:color="#805900" loext:opacity="100%" style:font-name="JetBrains Mono" fo:font-size="22.5pt" fo:font-style="normal" style:font-size-asian="22.5pt" style:font-style-asian="normal"/>
    </style:style>
    <style:style style:name="T40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41" style:family="text">
      <style:text-properties fo:color="#36666b" loext:opacity="100%" style:font-name="JetBrains Mono" fo:font-style="normal" fo:font-weight="normal" officeooo:rsid="00198637" style:font-style-asian="normal" style:font-weight-asian="normal"/>
    </style:style>
    <style:style style:name="T42" style:family="text">
      <style:text-properties fo:color="#36666b" loext:opacity="100%" style:font-name="JetBrains Mono" fo:font-style="normal" style:font-style-asian="normal"/>
    </style:style>
    <style:style style:name="T43" style:family="text">
      <style:text-properties fo:color="#36666b" loext:opacity="100%" style:font-name="JetBrains Mono" fo:font-style="normal" style:font-style-asian="normal"/>
    </style:style>
    <style:style style:name="T44" style:family="text">
      <style:text-properties fo:color="#36666b" loext:opacity="100%" style:font-name="JetBrains Mono" fo:font-size="22.5pt" fo:font-style="normal" style:font-size-asian="22.5pt" style:font-style-asian="normal"/>
    </style:style>
    <style:style style:name="T45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067d17" loext:opacity="100%" style:font-name="JetBrains Mono" fo:font-style="normal" fo:font-weight="normal" officeooo:rsid="00198637" style:font-style-asian="normal" style:font-weight-asian="normal"/>
    </style:style>
    <style:style style:name="T47" style:family="text">
      <style:text-properties fo:color="#067d17" loext:opacity="100%" style:font-name="JetBrains Mono" fo:font-style="normal" style:font-style-asian="normal"/>
    </style:style>
    <style:style style:name="T48" style:family="text">
      <style:text-properties fo:color="#067d17" loext:opacity="100%" style:font-name="JetBrains Mono" fo:font-size="22.5pt" fo:font-style="normal" style:font-size-asian="22.5pt" style:font-style-asian="normal"/>
    </style:style>
    <style:style style:name="T49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0" style:family="text">
      <style:text-properties fo:color="#1750eb" loext:opacity="100%" style:font-name="JetBrains Mono" fo:font-style="normal" fo:font-weight="normal" officeooo:rsid="00198637" style:font-style-asian="normal" style:font-weight-asian="normal"/>
    </style:style>
    <style:style style:name="T51" style:family="text">
      <style:text-properties fo:color="#1750eb" loext:opacity="100%" style:font-name="JetBrains Mono" fo:font-style="normal" style:font-style-asian="normal"/>
    </style:style>
    <style:style style:name="T52" style:family="text">
      <style:text-properties fo:color="#1750eb" loext:opacity="100%" style:font-name="JetBrains Mono" fo:font-style="normal" style:font-style-asian="normal"/>
    </style:style>
    <style:style style:name="T53" style:family="text">
      <style:text-properties fo:color="#1750eb" loext:opacity="100%" style:font-name="JetBrains Mono" fo:font-size="22.5pt" fo:font-style="normal" style:font-size-asian="22.5pt" style:font-style-asian="normal"/>
    </style:style>
    <style:style style:name="T54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55" style:family="text">
      <style:text-properties fo:color="#008a91" loext:opacity="100%" style:font-name="JetBrains Mono" fo:font-style="normal" style:font-style-asian="normal"/>
    </style:style>
    <style:style style:name="T56" style:family="text">
      <style:text-properties fo:color="#008a91" loext:opacity="100%" style:font-name="JetBrains Mono" fo:font-style="normal" style:font-style-asian="normal"/>
    </style:style>
    <style:style style:name="T57" style:family="text">
      <style:text-properties fo:color="#008a91" loext:opacity="100%" style:font-name="JetBrains Mono" fo:font-size="22.5pt" fo:font-style="normal" style:font-size-asian="22.5pt" style:font-style-asian="normal"/>
    </style:style>
    <style:style style:name="T58" style:family="text">
      <style:text-properties fo:color="#336ecc" loext:opacity="100%" style:font-name="JetBrains Mono" fo:font-style="normal" style:font-style-asian="normal"/>
    </style:style>
    <style:style style:name="T59" style:family="text">
      <style:text-properties fo:color="#336ecc" loext:opacity="100%" style:font-name="JetBrains Mono" fo:font-style="normal" style:font-style-asian="normal"/>
    </style:style>
    <style:style style:name="T60" style:family="text">
      <style:text-properties fo:color="#336ecc" loext:opacity="100%" style:font-name="JetBrains Mono" fo:font-size="22.5pt" fo:font-style="normal" style:font-size-asian="22.5pt" style:font-style-asian="normal"/>
    </style:style>
    <style:style style:name="T61" style:family="text">
      <style:text-properties fo:color="#871094" loext:opacity="100%" style:font-name="JetBrains Mono"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In function arrays are passed with reference so if we change something in the array the change will be also effected outside the function</text:p>
      <text:p text:style-name="P1">//<text:span text:style-name="T2">Simple function example</text:span></text:p>
      <text:p text:style-name="P2"><text:span text:style-name="T4">func </text:span><text:span text:style-name="T11">average</text:span><text:span text:style-name="T16">(</text:span><text:span text:style-name="T29">xs </text:span><text:span text:style-name="T16">[]</text:span><text:span text:style-name="T4">float64</text:span><text:span text:style-name="T16">) </text:span><text:span text:style-name="T4">float64 </text:span><text:span text:style-name="T16">{</text:span><text:span text:style-name="T1"><text:line-break/></text:span><text:span text:style-name="T16"><text:tab/></text:span><text:span text:style-name="T36">fmt</text:span><text:span text:style-name="T16">.</text:span><text:span text:style-name="T41">Println</text:span><text:span text:style-name="T16">(</text:span><text:span text:style-name="T46">"Nothing to do"</text:span><text:span text:style-name="T16">)</text:span><text:span text:style-name="T1"><text:line-break/></text:span><text:span text:style-name="T16"><text:tab/></text:span><text:span text:style-name="T29">xs</text:span><text:span text:style-name="T16">[</text:span><text:span text:style-name="T50">0</text:span><text:span text:style-name="T16">] = </text:span><text:span text:style-name="T50">5</text:span><text:span text:style-name="T1"><text:line-break/></text:span><text:span text:style-name="T50"><text:tab/></text:span><text:span text:style-name="T4">return </text:span><text:span text:style-name="T50">0</text:span><text:span text:style-name="T1"><text:line-break/></text:span><text:span text:style-name="T16">}</text:span></text:p>
      <text:p text:style-name="P10"><text:span text:style-name="T25">*</text:span><text:span text:style-name="T26">Functions are built up in a “stack”</text:span></text:p>
      <text:p text:style-name="P10"><text:span text:style-name="T26">//</text:span><text:span text:style-name="T27">Below this function return multiple values</text:span></text:p>
      <text:p text:style-name="P4"><text:span text:style-name="T5">func </text:span><text:span text:style-name="T10">f</text:span><text:span text:style-name="T15">() (</text:span><text:span text:style-name="T3">int</text:span><text:span text:style-name="T15">, </text:span><text:span text:style-name="T3">int</text:span><text:span text:style-name="T15">) {</text:span><text:line-break/><text:span text:style-name="T15"><text:tab/></text:span><text:span text:style-name="T3">return </text:span><text:span text:style-name="T49">5</text:span><text:span text:style-name="T15">, </text:span><text:span text:style-name="T49">6</text:span><text:line-break/><text:span text:style-name="T15">}</text:span></text:p>
      <text:p text:style-name="P4"><text:span text:style-name="T30">x</text:span><text:span text:style-name="T15">, </text:span><text:span text:style-name="T28">y </text:span><text:span text:style-name="T15">:= </text:span><text:span text:style-name="T40">f</text:span><text:span text:style-name="T15">()</text:span></text:p>
      <text:p text:style-name="P11"/>
      <text:p text:style-name="P4"><text:span text:style-name="T15">//</text:span><text:span text:style-name="T17">Below is an example of variadic function which take multiple value for last parameter</text:span></text:p>
      <text:p text:style-name="P4"><text:span text:style-name="T6">func </text:span><text:span text:style-name="T10">add</text:span><text:span text:style-name="T15">(</text:span><text:span text:style-name="T28">x </text:span><text:span text:style-name="T15">...</text:span><text:span text:style-name="T3">int</text:span><text:span text:style-name="T15">) </text:span><text:span text:style-name="T3">int </text:span><text:span text:style-name="T15">{</text:span><text:line-break/><text:span text:style-name="T15"><text:tab/></text:span><text:span text:style-name="T28">total </text:span><text:span text:style-name="T15">:= </text:span><text:span text:style-name="T49">0</text:span><text:line-break/><text:span text:style-name="T49"><text:tab/></text:span><text:span text:style-name="T3">for </text:span><text:span text:style-name="T28">_</text:span><text:span text:style-name="T15">, </text:span><text:span text:style-name="T28">v </text:span><text:span text:style-name="T15">:= </text:span><text:span text:style-name="T3">range </text:span><text:span text:style-name="T28">x </text:span><text:span text:style-name="T15">{</text:span><text:line-break/><text:span text:style-name="T15"><text:tab/><text:tab/></text:span><text:span text:style-name="T28">total </text:span><text:span text:style-name="T15">+= </text:span><text:span text:style-name="T28">v</text:span><text:line-break/><text:span text:style-name="T28"><text:tab/></text:span><text:span text:style-name="T15">}</text:span><text:line-break/><text:span text:style-name="T15"><text:tab/></text:span><text:span text:style-name="T3">return </text:span><text:span text:style-name="T28">total</text:span><text:line-break/><text:span text:style-name="T15">}</text:span></text:p>
      <text:p text:style-name="P12">//use like this </text:p>
      <text:p text:style-name="P12">add(1,2,3)</text:p>
      <text:p text:style-name="P12">//or like this</text:p>
      <text:p text:style-name="P5"><text:span text:style-name="T28">brr </text:span><text:span text:style-name="T15">:= []</text:span><text:span text:style-name="T3">int</text:span><text:span text:style-name="T15">{</text:span><text:span text:style-name="T49">1</text:span><text:span text:style-name="T15">, </text:span><text:span text:style-name="T49">2</text:span><text:span text:style-name="T15">, </text:span><text:span text:style-name="T49">3</text:span><text:span text:style-name="T15">}</text:span><text:line-break/><text:span text:style-name="T35">fmt</text:span><text:span text:style-name="T15">.</text:span><text:span text:style-name="T40">Println</text:span><text:span text:style-name="T15">(</text:span><text:span text:style-name="T40">add</text:span><text:span text:style-name="T15">(</text:span><text:span text:style-name="T28">brr</text:span><text:span text:style-name="T15">[</text:span><text:span text:style-name="T49">0</text:span><text:span text:style-name="T15">:</text:span><text:span text:style-name="T49">1</text:span><text:span text:style-name="T15">]...))</text:span></text:p>
      <text:p text:style-name="P12"/>
      <text:p text:style-name="P13">Closure function:</text:p>
      <text:p text:style-name="P15">a:=0</text:p>
      <text:p text:style-name="P6"><text:span text:style-name="T31">increment</text:span><text:span text:style-name="T28"> </text:span><text:span text:style-name="T15">:= </text:span><text:span text:style-name="T3">func</text:span><text:span text:style-name="T15">() </text:span><text:span text:style-name="T3">int </text:span><text:span text:style-name="T15">{</text:span></text:p>
      <text:p text:style-name="P6"><text:span text:style-name="T18"><text:tab/>a++</text:span><text:line-break/><text:span text:style-name="T15"><text:tab/></text:span><text:span text:style-name="T3">return </text:span><text:span text:style-name="T28">a </text:span><text:line-break/><text:span text:style-name="T15">}</text:span><text:line-break/><text:span text:style-name="T35">fmt</text:span><text:span text:style-name="T15">.</text:span><text:span text:style-name="T40">Println</text:span><text:span text:style-name="T15">(</text:span><text:span text:style-name="T31">increment</text:span><text:span text:style-name="T15">())</text:span></text:p>
      <text:p text:style-name="P14"/>
      <text:p text:style-name="P6"><text:span text:style-name="T15">//</text:span><text:span text:style-name="T19">Here this is a special use of closure</text:span></text:p>
      <text:p text:style-name="P6"><text:span text:style-name="T3">func </text:span><text:span text:style-name="T10">makeEvenGenerator</text:span><text:span text:style-name="T15">() </text:span><text:span text:style-name="T3">func</text:span><text:span text:style-name="T15">() </text:span><text:span text:style-name="T3">int </text:span><text:span text:style-name="T15">{</text:span><text:line-break/><text:span text:style-name="T15"><text:tab/></text:span><text:span text:style-name="T28">i </text:span><text:span text:style-name="T15">:= </text:span><text:span text:style-name="T49">0</text:span><text:line-break/><text:span text:style-name="T49"><text:tab/></text:span><text:span text:style-name="T3">return func</text:span><text:span text:style-name="T15">() (</text:span><text:span text:style-name="T28">ret </text:span><text:span text:style-name="T3">int</text:span><text:span text:style-name="T15">) {</text:span><text:line-break/><text:span text:style-name="T15"><text:tab/><text:tab/></text:span><text:span text:style-name="T28">ret </text:span><text:span text:style-name="T15">= </text:span><text:span text:style-name="T28">i</text:span><text:line-break/><text:span text:style-name="T28"><text:tab/><text:tab/>i </text:span><text:span text:style-name="T15">+= </text:span><text:span text:style-name="T49">2</text:span><text:line-break/><text:span text:style-name="T49"><text:tab/><text:tab/></text:span><text:span text:style-name="T3">return</text:span><text:line-break/><text:span text:style-name="T3"><text:tab/></text:span><text:span text:style-name="T15">}</text:span><text:line-break/><text:span text:style-name="T15">}</text:span></text:p>
      <text:p text:style-name="P6"><text:span text:style-name="T28">nextEven </text:span><text:span text:style-name="T15">:= </text:span><text:span text:style-name="T40">makeEvenGenerator</text:span><text:span text:style-name="T15">()</text:span><text:line-break/><text:span text:style-name="T35">fmt</text:span><text:span text:style-name="T15">.</text:span><text:span text:style-name="T40">Println</text:span><text:span text:style-name="T15">(</text:span><text:span text:style-name="T28">nextEven</text:span><text:span text:style-name="T15">()) </text:span><text:span text:style-name="T54">//0</text:span><text:line-break/><text:span text:style-name="T35">fmt</text:span><text:span text:style-name="T15">.</text:span><text:span text:style-name="T40">Println</text:span><text:span text:style-name="T15">(</text:span><text:span text:style-name="T28">nextEven</text:span><text:span text:style-name="T15">()) </text:span><text:span text:style-name="T54">//2</text:span></text:p>
      <text:p text:style-name="P16"><text:soft-page-break/>makeEvenGenerator returns a function which generates even numbers. Each time it's called it adds 2 to the local i variable which – unlike normal local variables – persists between calls.</text:p>
      <text:p text:style-name="P16"/>
      <text:p text:style-name="P21">Defer:</text:p>
      <text:p text:style-name="P8"><text:span text:style-name="T20">When we use defer before a function it is called at the last </text:span><text:span text:style-name="T21">of the function in which we are using defer. </text:span><text:span text:style-name="T22">Defer is usually used when we need to free resources or close file at the end.</text:span></text:p>
      <text:p text:style-name="P6"><text:span text:style-name="T3">func </text:span><text:span text:style-name="T10">first</text:span><text:span text:style-name="T15">() {</text:span><text:line-break/><text:span text:style-name="T15"><text:tab/></text:span><text:span text:style-name="T35">fmt</text:span><text:span text:style-name="T15">.</text:span><text:span text:style-name="T40">Println</text:span><text:span text:style-name="T15">(</text:span><text:span text:style-name="T45">"First"</text:span><text:span text:style-name="T15">)</text:span><text:line-break/><text:span text:style-name="T15">}</text:span><text:line-break/><text:span text:style-name="T3">func </text:span><text:span text:style-name="T10">second</text:span><text:span text:style-name="T15">() {</text:span><text:line-break/><text:span text:style-name="T15"><text:tab/></text:span><text:span text:style-name="T35">fmt</text:span><text:span text:style-name="T15">.</text:span><text:span text:style-name="T40">Println</text:span><text:span text:style-name="T15">(</text:span><text:span text:style-name="T45">"Second"</text:span><text:span text:style-name="T15">)</text:span><text:line-break/><text:span text:style-name="T15">}</text:span><text:line-break/><text:span text:style-name="T3">func </text:span><text:span text:style-name="T10">third</text:span><text:span text:style-name="T15">() {</text:span><text:line-break/><text:span text:style-name="T15"><text:tab/></text:span><text:span text:style-name="T35">fmt</text:span><text:span text:style-name="T15">.</text:span><text:span text:style-name="T40">Println</text:span><text:span text:style-name="T15">(</text:span><text:span text:style-name="T45">"Third"</text:span><text:span text:style-name="T15">)</text:span><text:line-break/><text:span text:style-name="T15">}</text:span></text:p>
      <text:p text:style-name="P6"><text:span text:style-name="T3">defer </text:span><text:span text:style-name="T40">first</text:span><text:span text:style-name="T15">()</text:span><text:line-break/><text:span text:style-name="T40">third</text:span><text:span text:style-name="T15">()</text:span><text:line-break/><text:span text:style-name="T3">defer </text:span><text:span text:style-name="T40">second</text:span><text:span text:style-name="T15">()</text:span></text:p>
      <text:p text:style-name="P17">The output will be:</text:p>
      <text:p text:style-name="P19">Third</text:p>
      <text:p text:style-name="P19">Second</text:p>
      <text:p text:style-name="P19">First</text:p>
      <text:p text:style-name="P19"/>
      <text:p text:style-name="P22">Panic &amp; Recover:</text:p>
      <text:p text:style-name="P18">Recover function get the value passed by panic function. So, here is an example that shows how can we use panic and recover together</text:p>
      <text:p text:style-name="P7"><text:span text:style-name="T3">defer func</text:span><text:span text:style-name="T15">() {</text:span><text:line-break/><text:span text:style-name="T15"><text:tab/></text:span><text:span text:style-name="T28">str </text:span><text:span text:style-name="T15">:= </text:span><text:span text:style-name="T3">recover</text:span><text:span text:style-name="T15">()</text:span><text:line-break/><text:span text:style-name="T15"><text:tab/></text:span><text:span text:style-name="T35">fmt</text:span><text:span text:style-name="T15">.</text:span><text:span text:style-name="T40">Println</text:span><text:span text:style-name="T15">(</text:span><text:span text:style-name="T28">str</text:span><text:span text:style-name="T15">)</text:span><text:line-break/><text:span text:style-name="T15">}()</text:span><text:line-break/><text:span text:style-name="T3">panic</text:span><text:span text:style-name="T15">(</text:span><text:span text:style-name="T45">"Onek PanicxD"</text:span><text:span text:style-name="T15">)</text:span></text:p>
      <text:p text:style-name="P18"/>
      <text:p text:style-name="P23">Method:</text:p>
      <text:p text:style-name="P9"><text:span text:style-name="T7">type </text:span><text:span text:style-name="T32">Circle </text:span><text:span text:style-name="T7">struct </text:span><text:span text:style-name="T20">{</text:span><text:line-break/><text:span text:style-name="T20"><text:tab/></text:span><text:span text:style-name="T32">x</text:span><text:span text:style-name="T20">, </text:span><text:span text:style-name="T32">y</text:span><text:span text:style-name="T20">, </text:span><text:span text:style-name="T32">r </text:span><text:span text:style-name="T7">float64</text:span><text:line-break/><text:span text:style-name="T20">}</text:span><text:line-break/><text:line-break/><text:span text:style-name="T7">func </text:span><text:span text:style-name="T20">(</text:span><text:span text:style-name="T55">cir </text:span><text:span text:style-name="T20">*</text:span><text:span text:style-name="T58">Circle</text:span><text:span text:style-name="T20">) </text:span><text:span text:style-name="T12">area</text:span><text:span text:style-name="T20">() </text:span><text:span text:style-name="T7">float64 </text:span><text:span text:style-name="T20">{</text:span><text:line-break/><text:span text:style-name="T20"><text:tab/></text:span><text:span text:style-name="T7">return </text:span><text:span text:style-name="T37">math</text:span><text:span text:style-name="T20">.</text:span><text:span text:style-name="T61">Pi </text:span><text:span text:style-name="T20">* </text:span><text:span text:style-name="T55">cir</text:span><text:span text:style-name="T20">.</text:span><text:span text:style-name="T32">r </text:span><text:span text:style-name="T20">* </text:span><text:span text:style-name="T55">cir</text:span><text:span text:style-name="T20">.</text:span><text:span text:style-name="T32">r</text:span><text:line-break/><text:span text:style-name="T20">}</text:span></text:p>
      <text:p text:style-name="P9"><text:span text:style-name="T32">cir3 </text:span><text:span text:style-name="T20">:= </text:span><text:span text:style-name="T58">Circle</text:span><text:span text:style-name="T20">{</text:span><text:span text:style-name="T51">20</text:span><text:span text:style-name="T20">, </text:span><text:span text:style-name="T51">1</text:span><text:span text:style-name="T20">, </text:span><text:span text:style-name="T51">10</text:span><text:span text:style-name="T20">}</text:span></text:p>
      <text:p text:style-name="P9"><text:span text:style-name="T37">fmt</text:span><text:span text:style-name="T20">.</text:span><text:span text:style-name="T42">Println</text:span><text:span text:style-name="T20">(</text:span><text:span text:style-name="T32">cir3</text:span><text:span text:style-name="T20">.</text:span><text:span text:style-name="T42">area</text:span><text:span text:style-name="T20">())</text:span></text:p>
      <text:p text:style-name="P9"><text:span text:style-name="T20"/></text:p>
      <text:p text:style-name="P27"><text:span text:style-name="T20">Sort function:</text:span></text:p>
      <text:p text:style-name="P25"><text:span text:style-name="T20"><text:line-break/></text:span><text:span text:style-name="T7">type </text:span><text:span text:style-name="T32">Person </text:span><text:span text:style-name="T7">struct </text:span><text:span text:style-name="T20">{</text:span><text:line-break/><text:span text:style-name="T20"><text:tab/></text:span><text:span text:style-name="T32">Name </text:span><text:span text:style-name="T7">string</text:span><text:line-break/><text:span text:style-name="T7"><text:tab/></text:span><text:span text:style-name="T32">Age <text:s/></text:span><text:span text:style-name="T7">int</text:span><text:line-break/><text:span text:style-name="T20">}</text:span><text:line-break/><text:span text:style-name="T7">type </text:span><text:span text:style-name="T32">ByName </text:span><text:span text:style-name="T20">[]</text:span><text:span text:style-name="T58">Person</text:span><text:line-break/><text:soft-page-break/><text:line-break/><text:span text:style-name="T7">func </text:span><text:span text:style-name="T20">(</text:span><text:span text:style-name="T55">this </text:span><text:span text:style-name="T58">ByName</text:span><text:span text:style-name="T20">) </text:span><text:span text:style-name="T12">Len</text:span><text:span text:style-name="T20">() </text:span><text:span text:style-name="T7">int </text:span><text:span text:style-name="T20">{</text:span><text:line-break/><text:span text:style-name="T20"><text:tab/></text:span><text:span text:style-name="T7">return len</text:span><text:span text:style-name="T20">(</text:span><text:span text:style-name="T55">this</text:span><text:span text:style-name="T20">)</text:span><text:line-break/><text:span text:style-name="T20">}</text:span><text:line-break/><text:span text:style-name="T7">func </text:span><text:span text:style-name="T20">(</text:span><text:span text:style-name="T55">this </text:span><text:span text:style-name="T58">ByName</text:span><text:span text:style-name="T20">) </text:span><text:span text:style-name="T12">Less</text:span><text:span text:style-name="T20">(</text:span><text:span text:style-name="T32">i</text:span><text:span text:style-name="T20">, </text:span><text:span text:style-name="T32">j </text:span><text:span text:style-name="T7">int</text:span><text:span text:style-name="T20">) </text:span><text:span text:style-name="T7">bool </text:span><text:span text:style-name="T20">{</text:span><text:line-break/><text:span text:style-name="T20"><text:tab/></text:span><text:span text:style-name="T7">return </text:span><text:span text:style-name="T55">this</text:span><text:span text:style-name="T20">[</text:span><text:span text:style-name="T32">i</text:span><text:span text:style-name="T20">].</text:span><text:span text:style-name="T32">Name </text:span><text:span text:style-name="T20">&lt; </text:span><text:span text:style-name="T55">this</text:span><text:span text:style-name="T20">[</text:span><text:span text:style-name="T32">j</text:span><text:span text:style-name="T20">].</text:span><text:span text:style-name="T32">Name</text:span><text:line-break/><text:span text:style-name="T20">}</text:span><text:line-break/><text:span text:style-name="T7">func </text:span><text:span text:style-name="T20">(</text:span><text:span text:style-name="T55">this </text:span><text:span text:style-name="T58">ByName</text:span><text:span text:style-name="T20">) </text:span><text:span text:style-name="T12">Swap</text:span><text:span text:style-name="T20">(</text:span><text:span text:style-name="T32">i</text:span><text:span text:style-name="T20">, </text:span><text:span text:style-name="T32">j </text:span><text:span text:style-name="T7">int</text:span><text:span text:style-name="T20">) {</text:span><text:line-break/><text:span text:style-name="T20"><text:tab/></text:span><text:span text:style-name="T55">this</text:span><text:span text:style-name="T20">[</text:span><text:span text:style-name="T32">i</text:span><text:span text:style-name="T20">], </text:span><text:span text:style-name="T55">this</text:span><text:span text:style-name="T20">[</text:span><text:span text:style-name="T32">j</text:span><text:span text:style-name="T20">] = </text:span><text:span text:style-name="T55">this</text:span><text:span text:style-name="T20">[</text:span><text:span text:style-name="T32">j</text:span><text:span text:style-name="T20">], </text:span><text:span text:style-name="T55">this</text:span><text:span text:style-name="T20">[</text:span><text:span text:style-name="T32">i</text:span><text:span text:style-name="T20">]</text:span><text:line-break/><text:span text:style-name="T20">}</text:span><text:line-break/><text:line-break/><text:span text:style-name="T7">func </text:span><text:span text:style-name="T12">main</text:span><text:span text:style-name="T20">() {</text:span><text:line-break/><text:span text:style-name="T20"><text:tab/></text:span><text:span text:style-name="T32">kids </text:span><text:span text:style-name="T20">:= []</text:span><text:span text:style-name="T58">Person</text:span><text:span text:style-name="T20">{</text:span><text:line-break/><text:span text:style-name="T20"><text:tab/><text:tab/>{</text:span><text:span text:style-name="T47">"jill"</text:span><text:span text:style-name="T20">, </text:span><text:span text:style-name="T51">9</text:span><text:span text:style-name="T20">},</text:span><text:line-break/><text:span text:style-name="T20"><text:tab/><text:tab/>{</text:span><text:span text:style-name="T47">"araf"</text:span><text:span text:style-name="T20">, </text:span><text:span text:style-name="T51">10</text:span><text:span text:style-name="T20">},</text:span><text:line-break/><text:span text:style-name="T20"><text:tab/>}</text:span><text:line-break/><text:span text:style-name="T20"><text:tab/></text:span><text:span text:style-name="T37">sort</text:span><text:span text:style-name="T20">.</text:span><text:span text:style-name="T42">Sort</text:span><text:span text:style-name="T20">(</text:span><text:span text:style-name="T58">ByName</text:span><text:span text:style-name="T20">(</text:span><text:span text:style-name="T32">kids</text:span><text:span text:style-name="T20">))</text:span><text:line-break/><text:span text:style-name="T20"><text:tab/></text:span><text:span text:style-name="T37">fmt</text:span><text:span text:style-name="T20">.</text:span><text:span text:style-name="T42">Println</text:span><text:span text:style-name="T20">(</text:span><text:span text:style-name="T32">kids</text:span><text:span text:style-name="T20">)</text:span></text:p>
      <text:p text:style-name="P25"><text:span text:style-name="T20"/></text:p>
      <text:p text:style-name="P2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1:34:48.774455219</meta:creation-date>
    <meta:generator>LibreOffice/7.3.7.2$Linux_X86_64 LibreOffice_project/30$Build-2</meta:generator>
    <dc:date>2023-07-10T18:15:23.140528764</dc:date>
    <meta:editing-duration>PT4H1M13S</meta:editing-duration>
    <meta:editing-cycles>27</meta:editing-cycles>
    <meta:document-statistic meta:table-count="0" meta:image-count="0" meta:object-count="0" meta:page-count="3" meta:paragraph-count="39" meta:word-count="389" meta:character-count="2322" meta:non-whitespace-character-count="1922"/>
  </office:meta>
</office:document-meta>
</file>